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c9c9b6"/>
    </style:style>
    <style:style style:name="gr2" style:family="graphic" style:parent-style-name="standard">
      <style:graphic-properties svg:stroke-width="0.001cm" svg:stroke-color="#494936" draw:fill="none" draw:fill-color="#ffffff" fo:padding-top="-0.049cm" fo:padding-bottom="-0.049cm" fo:padding-left="-0.049cm" fo:padding-right="-0.049cm"/>
    </style:style>
    <style:style style:name="gr3" style:family="graphic" style:parent-style-name="standard">
      <style:graphic-properties draw:stroke="none" svg:stroke-width="0.001cm" draw:fill-color="#a5a585"/>
    </style:style>
    <style:style style:name="gr4" style:family="graphic" style:parent-style-name="standard">
      <style:graphic-properties draw:stroke="none" svg:stroke-width="0.001cm" draw:fill-color="#ffffff"/>
    </style:style>
    <style:style style:name="gr5" style:family="graphic" style:parent-style-name="standard">
      <style:graphic-properties draw:stroke="none" svg:stroke-width="0.001cm" draw:fill-color="#dbdbce"/>
    </style:style>
    <style:style style:name="gr6" style:family="graphic" style:parent-style-name="standard">
      <style:graphic-properties draw:stroke="none" svg:stroke-width="0.001cm" draw:fill-color="#93936c"/>
    </style:style>
    <style:style style:name="gr7" style:family="graphic" style:parent-style-name="standard">
      <style:graphic-properties draw:stroke="none" svg:stroke-width="0.001cm" draw:fill-color="#7a7a5a"/>
    </style:style>
    <style:style style:name="gr8" style:family="graphic" style:parent-style-name="standard">
      <style:graphic-properties draw:stroke="none" svg:stroke-width="0.001cm" draw:fill-color="#00b4ff"/>
    </style:style>
    <style:style style:name="gr9" style:family="graphic" style:parent-style-name="standard">
      <style:graphic-properties svg:stroke-width="0.001cm" svg:stroke-color="#003c55" draw:fill="none" draw:fill-color="#ffffff" fo:padding-top="-0.049cm" fo:padding-bottom="-0.049cm" fo:padding-left="-0.049cm" fo:padding-right="-0.049cm"/>
    </style:style>
  </office:automatic-styles>
  <office:body>
    <office:drawing>
      <draw:page draw:name="page1" draw:style-name="dp1" draw:master-page-name="Default">
        <draw:g>
          <draw:glue-point draw:id="4" svg:x="-5cm" svg:y="-5cm"/>
          <draw:glue-point draw:id="5" svg:x="5cm" svg:y="-5cm"/>
          <draw:glue-point draw:id="6" svg:x="-0.001cm" svg:y="-5cm"/>
          <draw:glue-point draw:id="7" svg:x="-4.054cm" svg:y="5cm"/>
          <draw:glue-point draw:id="8" svg:x="4.782cm" svg:y="5cm"/>
          <draw:glue-point draw:id="9" svg:x="0.365cm" svg:y="5cm"/>
          <draw:glue-point draw:id="10" svg:x="-5cm" svg:y="3.938cm"/>
          <draw:glue-point draw:id="11" svg:x="-5cm" svg:y="-0.532cm"/>
          <draw:glue-point draw:id="12" svg:x="5cm" svg:y="-0.144cm"/>
          <draw:glue-point draw:id="13" svg:x="-0.434cm" svg:y="0.363cm"/>
          <draw:polygon draw:style-name="gr1" draw:layer="layout" svg:width="1.919cm" svg:height="1.957cm" svg:x="0cm" svg:y="0.028cm" svg:viewBox="0 0 1920 1958" draw:points="0,28 0,0 0,1760 185,1958 1920,1958 1920,0 14,0">
            <text:p/>
          </draw:polygon>
          <draw:polygon draw:style-name="gr1" draw:layer="layout" svg:width="1.919cm" svg:height="1.957cm" svg:x="0cm" svg:y="0.028cm" svg:viewBox="0 0 1920 1958" draw:points="0,28 0,0 0,1760 185,1958 1920,1958 1920,0 14,0">
            <text:p/>
          </draw:polygon>
          <draw:polyline draw:style-name="gr2" draw:layer="layout" svg:width="1.919cm" svg:height="1.957cm" svg:x="0cm" svg:y="0.028cm" svg:viewBox="0 0 1920 1958" draw:points="0,28 0,0 0,1760 185,1958 1920,1958 1920,0 14,0">
            <text:p/>
          </draw:polyline>
          <draw:polygon draw:style-name="gr3" draw:layer="layout" svg:width="1.175cm" svg:height="0.638cm" svg:x="0.529cm" svg:y="1.347cm" svg:viewBox="0 0 1176 639" draw:points="0,639 0,43 14,43 28,15 43,0 57,0 86,0 129,0 200,0 272,0 444,0 630,0 732,0 817,0 903,0 975,0 1032,0 1090,0 1118,0 1133,0 1147,0 1161,15 1176,43 1176,100 1176,185 1176,284 1176,383 1176,483 1176,554 1176,596 1176,611 1176,639">
            <text:p/>
          </draw:polygon>
          <draw:polygon draw:style-name="gr2" draw:layer="layout" svg:width="1.175cm" svg:height="0.638cm" svg:x="0.529cm" svg:y="1.347cm" svg:viewBox="0 0 1176 639" draw:points="0,639 0,43 14,43 28,15 43,0 57,0 86,0 129,0 200,0 272,0 444,0 630,0 732,0 817,0 903,0 975,0 1032,0 1090,0 1118,0 1133,0 1147,0 1161,15 1176,43 1176,100 1176,185 1176,284 1176,383 1176,483 1176,554 1176,596 1176,611 1176,639">
            <text:p/>
          </draw:polygon>
          <draw:polygon draw:style-name="gr4" draw:layer="layout" svg:width="1.533cm" svg:height="1.221cm" svg:x="0.2cm" svg:y="0.085cm" svg:viewBox="0 0 1534 1222" draw:points="0,0 1534,0 1534,1222 0,1222">
            <text:p/>
          </draw:polygon>
          <draw:polygon draw:style-name="gr2" draw:layer="layout" svg:width="1.533cm" svg:height="1.221cm" svg:x="0.2cm" svg:y="0.085cm" svg:viewBox="0 0 1534 1222" draw:points="0,0 1534,0 1534,1222 0,1222">
            <text:p/>
          </draw:polygon>
          <draw:polygon draw:style-name="gr5" draw:layer="layout" svg:width="0.889cm" svg:height="0.653cm" svg:x="0.529cm" svg:y="1.347cm" svg:viewBox="0 0 890 654" draw:points="0,654 0,43 0,28 0,15 14,0 43,0 57,0 100,0 144,0 200,0 330,0 473,0 617,0 732,0 774,0 818,0 846,0 861,0 875,0 890,15 890,43 890,100 890,185 890,284 890,384 890,483 890,568 890,597 890,625 890,639 890,654">
            <text:p/>
          </draw:polygon>
          <draw:polygon draw:style-name="gr2" draw:layer="layout" svg:width="0.889cm" svg:height="0.653cm" svg:x="0.529cm" svg:y="1.347cm" svg:viewBox="0 0 890 654" draw:points="0,654 0,43 0,28 0,15 14,0 43,0 57,0 100,0 144,0 200,0 330,0 473,0 617,0 732,0 774,0 818,0 846,0 861,0 875,0 890,15 890,43 890,100 890,185 890,284 890,384 890,483 890,568 890,597 890,625 890,639 890,654">
            <text:p/>
          </draw:polygon>
          <draw:polygon draw:style-name="gr6" draw:layer="layout" svg:width="0.229cm" svg:height="0.496cm" svg:x="0.644cm" svg:y="1.419cm" svg:viewBox="0 0 230 497" draw:points="0,0 230,0 230,497 0,497">
            <text:p/>
          </draw:polygon>
          <draw:polygon draw:style-name="gr2" draw:layer="layout" svg:width="0.228cm" svg:height="0.496cm" svg:x="0.644cm" svg:y="1.419cm" svg:viewBox="0 0 229 497" draw:points="0,0 229,0 229,497 0,497">
            <text:p/>
          </draw:polygon>
          <draw:polygon draw:style-name="gr4" draw:layer="layout" svg:width="0.115cm" svg:height="0.085cm" svg:x="0.042cm" svg:y="0.17cm" svg:viewBox="0 0 116 86" draw:points="0,0 116,0 116,86 0,86">
            <text:p/>
          </draw:polygon>
          <draw:polygon draw:style-name="gr2" draw:layer="layout" svg:width="0.114cm" svg:height="0.085cm" svg:x="0.042cm" svg:y="0.17cm" svg:viewBox="0 0 115 86" draw:points="0,0 115,0 115,86 0,86">
            <text:p/>
          </draw:polygon>
          <draw:polygon draw:style-name="gr4" draw:layer="layout" svg:width="0.1cm" svg:height="0.085cm" svg:x="1.776cm" svg:y="0.17cm" svg:viewBox="0 0 101 86" draw:points="0,0 101,0 101,86 0,86">
            <text:p/>
          </draw:polygon>
          <draw:polygon draw:style-name="gr2" draw:layer="layout" svg:width="0.099cm" svg:height="0.085cm" svg:x="1.776cm" svg:y="0.17cm" svg:viewBox="0 0 100 86" draw:points="0,0 100,0 100,86 0,86">
            <text:p/>
          </draw:polygon>
          <draw:polygon draw:style-name="gr1" draw:layer="layout" svg:width="1.962cm" svg:height="0.028cm" svg:x="0cm" svg:y="0cm" svg:viewBox="0 0 1963 29" draw:points="0,29 27,0 1963,0 1920,29">
            <text:p/>
          </draw:polygon>
          <draw:polygon draw:style-name="gr1" draw:layer="layout" svg:width="1.962cm" svg:height="0.028cm" svg:x="0cm" svg:y="0cm" svg:viewBox="0 0 1963 29" draw:points="0,29 27,0 1963,0 1920,29">
            <text:p/>
          </draw:polygon>
          <draw:polyline draw:style-name="gr2" draw:layer="layout" svg:width="1.962cm" svg:height="0.028cm" svg:x="0cm" svg:y="0cm" svg:viewBox="0 0 1963 29" draw:points="0,29 27,0 1963,0 1920,29">
            <text:p/>
          </draw:polyline>
          <draw:polygon draw:style-name="gr7" draw:layer="layout" svg:width="0.043cm" svg:height="1.972cm" svg:x="1.919cm" svg:y="0cm" svg:viewBox="0 0 44 1973" draw:points="0,1973 44,1944 44,0 0,28">
            <text:p/>
          </draw:polygon>
          <draw:polygon draw:style-name="gr7" draw:layer="layout" svg:width="0.043cm" svg:height="1.972cm" svg:x="1.919cm" svg:y="0cm" svg:viewBox="0 0 44 1973" draw:points="0,1973 44,1944 44,0 0,28">
            <text:p/>
          </draw:polygon>
          <draw:polygon draw:style-name="gr2" draw:layer="layout" svg:width="0.043cm" svg:height="1.972cm" svg:x="1.919cm" svg:y="0cm" svg:viewBox="0 0 44 1973" draw:points="0,1973 44,1944 44,0 0,28">
            <text:p/>
          </draw:polygon>
          <draw:polygon draw:style-name="gr8" draw:layer="layout" svg:width="1.146cm" svg:height="1.148cm" svg:x="0.386cm" svg:y="0.113cm" svg:viewBox="0 0 1147 1149" draw:points="1147,574 1146,545 1144,516 1140,487 1135,459 1128,430 1120,402 1111,375 1100,348 1088,321 1074,295 1060,270 1044,246 1026,223 1008,200 989,178 968,157 946,138 924,120 900,102 877,86 851,72 826,58 799,46 772,35 745,26 717,18 688,11 660,6 631,2 602,0 573,0 544,0 515,2 486,6 458,11 429,18 401,26 374,35 347,46 320,58 295,72 269,86 245,102 222,120 200,138 178,157 157,178 138,200 120,223 102,246 86,270 72,295 58,321 46,348 35,375 26,402 18,430 11,459 6,487 2,516 0,545 0,574 0,603 2,632 6,661 11,690 18,718 26,746 35,774 46,801 58,827 72,853 86,878 102,903 120,926 138,949 157,970 178,990 200,1010 222,1029 245,1046 269,1062 295,1077 320,1090 347,1102 374,1113 401,1123 429,1131 458,1137 486,1143 515,1146 544,1148 573,1149 602,1148 631,1146 660,1143 688,1137 717,1131 745,1123 772,1113 799,1102 826,1090 851,1077 877,1062 900,1046 924,1029 946,1010 968,990 989,970 1008,949 1026,926 1044,903 1060,878 1074,853 1088,827 1100,801 1111,774 1120,746 1128,718 1135,690 1140,661 1144,632 1146,603">
            <text:p/>
          </draw:polygon>
          <draw:polygon draw:style-name="gr9" draw:layer="layout" svg:width="1.146cm" svg:height="1.134cm" svg:x="0.372cm" svg:y="0.114cm" svg:viewBox="0 0 1147 1135" draw:points="1147,567 1146,538 1144,509 1140,481 1135,453 1128,425 1120,397 1111,371 1100,344 1088,317 1074,292 1060,267 1044,243 1027,220 1008,198 989,176 968,156 946,136 924,119 900,101 877,86 851,71 826,57 799,46 772,35 745,26 717,18 688,11 660,6 631,2 603,0 573,0 544,0 515,2 487,6 458,11 429,18 401,26 374,35 347,46 321,57 295,71 270,86 246,101 222,119 200,136 178,156 157,176 138,198 119,220 102,243 86,267 72,292 58,317 46,344 35,371 26,397 18,425 12,453 6,481 2,509 0,538 0,567 0,596 2,624 6,653 12,681 18,709 26,737 35,764 46,791 58,817 72,843 86,867 102,891 119,915 138,937 157,958 178,978 200,998 222,1016 246,1033 270,1049 295,1063 321,1077 347,1089 374,1099 401,1108 429,1116 458,1123 487,1128 515,1132 544,1134 573,1135 603,1134 631,1132 660,1128 688,1123 717,1116 745,1108 772,1099 799,1089 826,1077 851,1063 877,1049 900,1033 924,1016 946,998 968,978 989,958 1008,937 1027,915 1044,891 1060,867 1074,843 1088,817 1100,791 1111,764 1120,737 1128,709 1135,681 1140,653 1144,624 1146,596">
            <text:p/>
          </draw:polygon>
          <draw:polygon draw:style-name="gr4" draw:layer="layout" svg:width="0.373cm" svg:height="0.355cm" svg:x="0.959cm" svg:y="0.312cm" svg:viewBox="0 0 374 356" draw:points="0,270 86,356 302,156 374,227 374,0 144,0 215,56">
            <text:p/>
          </draw:polygon>
          <draw:polygon draw:style-name="gr9" draw:layer="layout" svg:width="0.373cm" svg:height="0.355cm" svg:x="0.959cm" svg:y="0.312cm" svg:viewBox="0 0 374 356" draw:points="0,270 86,356 302,156 374,227 374,0 144,0 215,56">
            <text:p/>
          </draw:polygon>
          <draw:polygon draw:style-name="gr4" draw:layer="layout" svg:width="0.372cm" svg:height="0.369cm" svg:x="0.587cm" svg:y="0.681cm" svg:viewBox="0 0 373 370" draw:points="373,84 272,0 72,213 0,141 0,370 215,370 157,297">
            <text:p/>
          </draw:polygon>
          <draw:polygon draw:style-name="gr9" draw:layer="layout" svg:width="0.372cm" svg:height="0.369cm" svg:x="0.587cm" svg:y="0.681cm" svg:viewBox="0 0 373 370" draw:points="373,84 272,0 72,213 0,141 0,370 215,370 157,297">
            <text:p/>
          </draw:polygon>
          <draw:polygon draw:style-name="gr4" draw:layer="layout" svg:width="0.358cm" svg:height="0.354cm" svg:x="1.017cm" svg:y="0.724cm" svg:viewBox="0 0 359 355" draw:points="273,355 359,269 157,70 229,0 0,0 0,226 71,156">
            <text:p/>
          </draw:polygon>
          <draw:polygon draw:style-name="gr9" draw:layer="layout" svg:width="0.358cm" svg:height="0.354cm" svg:x="1.017cm" svg:y="0.724cm" svg:viewBox="0 0 359 355" draw:points="273,355 359,269 157,70 229,0 0,0 0,226 71,156">
            <text:p/>
          </draw:polygon>
          <draw:polygon draw:style-name="gr4" draw:layer="layout" svg:width="0.344cm" svg:height="0.354cm" svg:x="0.558cm" svg:y="0.27cm" svg:viewBox="0 0 345 355" draw:points="86,0 0,98 186,283 129,355 345,355 345,142 287,199">
            <text:p/>
          </draw:polygon>
          <draw:polygon draw:style-name="gr9" draw:layer="layout" svg:width="0.344cm" svg:height="0.354cm" svg:x="0.558cm" svg:y="0.27cm" svg:viewBox="0 0 345 355" draw:points="86,0 0,98 186,283 129,355 345,355 345,142 287,199">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LAN to LAN</dc:title>
    <meta:creation-date>2011-02-07T16:40:37</meta:creation-date>
    <meta:editing-duration>P0D</meta:editing-duration>
    <meta:editing-cycles>1</meta:editing-cycles>
    <meta:document-statistic meta:object-count="32"/>
    <meta:generator>OpenOffice.org/3.3$Linux OpenOffice.org_project/330m20$Build-9567</meta:generator>
  </office:meta>
</office:document-meta>
</file>